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5:29:08.994468965</meta:creation-date>
    <meta:editing-duration>PT33S</meta:editing-duration>
    <meta:editing-cycles>3</meta:editing-cycles>
    <meta:generator>LibreOffice/5.4.4.2$Linux_X86_64 LibreOffice_project/40m0$Build-2</meta:generator>
    <dc:date>2018-01-17T13:35:55.351399431</dc:date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DeimonWrite" xlink:href="../../.config/libreoffice/4/user/template/DeimonWrite.ott" meta:date="2015-05-25T15:29:08.783574907"/>
  </office:meta>
</office:document-meta>
</file>